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terationsplaneringsdokument</text:h>
      <text:p text:style-name="Standard"/>
      <text:p text:style-name="Standard">Min iterationsplanering innefattar tre iterationer där målet efter den tredje iterationen är att applikationen ska erbjuda följande funktioner:</text:p>
      <text:p text:style-name="Standard"/>
      <text:list xml:id="list465293523212487403" text:style-name="L1">
        <text:list-item>
          <text:p text:style-name="P2">Samtliga aktörer ska kunna registrera sig och få ett användarnamn och lösenord.</text:p>
        </text:list-item>
        <text:list-item>
          <text:p text:style-name="P2">Samtliga aktörer ska kunna logga in med dessa uppgifter.</text:p>
        </text:list-item>
        <text:list-item>
          <text:p text:style-name="P2">Aktören lagledare ska kunna registrera ett lag.</text:p>
        </text:list-item>
      </text:list>
      <text:p text:style-name="Standard"/>
      <text:p text:style-name="Standard">Anledningen till att jag väljer att begränsa mig till dessa funktioner är för att jag anser att det är vad som kommer hinnas med på den tid som är uppsatt i laborationshandledningen. Då jag tror att iteration ett och iteration två kommer ta mest tid att genomföra så har jag planerat extra tid för dessa medan jag har planerat lite mindre tid för den sista iterationen.</text:p>
      <text:p text:style-name="Standard"/>
      <text:h text:style-name="Heading_20_3" text:outline-level="3">Iteration 1</text:h>
      <text:p text:style-name="P1">Vad</text:p>
      <text:p text:style-name="Standard">Fokus är registrering av nytt konto för samtliga aktörer. </text:p>
      <text:p text:style-name="Standard"/>
      <text:p text:style-name="P1">Mål</text:p>
      <text:p text:style-name="Standard">Få fram en simpel sida där samtliga aktörer ska kunna registrera ett konto.</text:p>
      <text:p text:style-name="Standard"/>
      <text:p text:style-name="P1">Tid</text:p>
      <text:p text:style-name="Standard">9 timmar</text:p>
      <text:p text:style-name="Standard"/>
      <text:h text:style-name="Heading_20_3" text:outline-level="3">Iteration 2</text:h>
      <text:p text:style-name="P1">Vad </text:p>
      <text:p text:style-name="Standard">Fokus är inloggning för samtliga aktörer.</text:p>
      <text:p text:style-name="Standard"/>
      <text:p text:style-name="P1">Mål </text:p>
      <text:p text:style-name="Standard">Det ska gå att logga in på sidan för samtliga aktörer.</text:p>
      <text:p text:style-name="Standard"/>
      <text:p text:style-name="Standard"><text:span text:style-name="T1">Tid</text:span> </text:p>
      <text:p text:style-name="Standard">9 timmar</text:p>
      <text:p text:style-name="Standard"/>
      <text:h text:style-name="Heading_20_3" text:outline-level="3">Iteration 3</text:h>
      <text:p text:style-name="P1">Vad </text:p>
      <text:p text:style-name="Standard">Fokus är funktionen för att registrera lag för aktören lagledare.</text:p>
      <text:p text:style-name="Standard"/>
      <text:p text:style-name="Standard"><text:span text:style-name="T1">Mål</text:span> </text:p>
      <text:p text:style-name="Standard">Det ska för lagledaren gå att registrera ett lag som sedan skickas till administratör för godkännande.</text:p>
      <text:p text:style-name="Standard"><text:s/></text:p>
      <text:p text:style-name="P1">Tid</text:p>
      <text:p text:style-name="Standard">6 timm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trik Erlandsson</meta:initial-creator>
    <meta:creation-date>2015-01-07T14:41:09.03</meta:creation-date>
    <meta:generator>OpenOffice/4.1.1$Win32 OpenOffice.org_project/411m6$Build-9775</meta:generator>
    <dc:date>2015-01-17T10:18:40.84</dc:date>
    <dc:creator>Patrik Erlandsson</dc:creator>
    <meta:editing-duration>PT23M38S</meta:editing-duration>
    <meta:editing-cycles>9</meta:editing-cycles>
    <meta:document-statistic meta:table-count="0" meta:image-count="0" meta:object-count="0" meta:page-count="1" meta:paragraph-count="28" meta:word-count="202" meta:character-count="1210"/>
  </office:meta>
</office:document-meta>
</file>